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text-indent="0in" style:auto-text-indent="false"/>
    </style:style>
    <style:style style:name="P2" style:family="paragraph" style:parent-style-name="List_20_Paragraph">
      <style:paragraph-properties fo:margin-left="1in" fo:margin-right="0in" fo:text-indent="0in" style:auto-text-indent="false"/>
      <style:text-properties fo:color="#ff0000" fo:font-size="16pt" fo:font-weight="bold" style:font-size-asian="16pt" style:font-weight-asian="bold" style:font-size-complex="16pt"/>
    </style:style>
    <style:style style:name="P3" style:family="paragraph" style:parent-style-name="List_20_Paragraph">
      <style:paragraph-properties fo:margin-left="1in" fo:margin-right="0in" fo:text-indent="0in" style:auto-text-indent="false"/>
      <style:text-properties fo:font-size="16pt" style:font-size-asian="16pt" style:font-size-complex="16pt"/>
    </style:style>
    <style:style style:name="P4" style:family="paragraph" style:parent-style-name="Standard" style:master-page-name="Standard">
      <style:paragraph-properties style:page-number="auto"/>
      <style:text-properties fo:font-size="16pt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fo:color="#ff0000" fo:font-size="16pt" fo:font-weight="bold" style:font-size-asian="16pt" style:font-weight-asian="bold" style:font-size-complex="16pt"/>
    </style:style>
    <style:style style:name="P8" style:family="paragraph" style:parent-style-name="List_20_Paragraph" style:list-style-name="WWNum1">
      <style:text-properties fo:font-size="16pt" style:font-size-asian="16pt" style:font-size-complex="16pt"/>
    </style:style>
    <style:style style:name="P9" style:family="paragraph" style:parent-style-name="List_20_Paragraph" style:list-style-name="WWNum1">
      <style:text-properties fo:color="#000000" fo:font-size="16pt" fo:font-weight="normal" style:font-size-asian="16pt" style:font-weight-asian="normal" style:font-size-complex="16pt" style:font-weight-complex="normal"/>
    </style:style>
    <style:style style:name="P10" style:family="paragraph" style:parent-style-name="List_20_Paragraph">
      <style:paragraph-properties fo:margin-left="1in" fo:margin-right="0in" fo:text-indent="0in" style:auto-text-indent="false"/>
      <style:text-properties fo:font-size="16pt" style:font-size-asian="16pt" style:font-size-complex="16pt"/>
    </style:style>
    <style:style style:name="P11" style:family="paragraph" style:parent-style-name="List_20_Paragraph">
      <style:paragraph-properties fo:margin-left="1in" fo:margin-right="0in" fo:text-indent="0in" style:auto-text-indent="false"/>
      <style:text-properties fo:color="#ff0000" fo:font-size="16pt" fo:font-weight="bold" style:font-size-asian="16pt" style:font-weight-asian="bold" style:font-size-complex="16pt"/>
    </style:style>
    <style:style style:name="P12" style:family="paragraph" style:parent-style-name="List_20_Paragraph">
      <style:paragraph-properties fo:margin-left="1.5in" fo:margin-right="0in" fo:text-indent="0in" style:auto-text-indent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0000"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rview Question ALM</text:p>
      <text:p text:style-name="P2"/>
      <text:p text:style-name="P2"/>
      <text:p text:style-name="P2"/>
      <text:list xml:id="list8532536827567611742" text:style-name="WWNum1">
        <text:list-item>
          <text:p text:style-name="P7"><text:s/>What is Quality Assurance (QA)</text:p>
        </text:list-item>
      </text:list>
      <text:p text:style-name="P3">Process to determine whether the product meet customer expectation </text:p>
      <text:list xml:id="list36308033" text:continue-numbering="true" text:style-name="WWNum1">
        <text:list-item>
          <text:p text:style-name="P7"><text:s/>What is Quality Control(QC)</text:p>
        </text:list-item>
      </text:list>
      <text:p text:style-name="P3">The Operational technique and the activities used to fulfill and verify requirements of Quality.</text:p>
      <text:p text:style-name="P3">QA is Process Oriented.</text:p>
      <text:p text:style-name="P3">QC is Product Oriented.</text:p>
      <text:list xml:id="list36314602" text:continue-numbering="true" text:style-name="WWNum1">
        <text:list-item>
          <text:p text:style-name="P7"><text:s/>What is Quality Management?</text:p>
        </text:list-item>
      </text:list>
      <text:p text:style-name="P1"><text:span text:style-name="T1">The aspect of overall management function that determine and implement the quality policy.</text:span><text:span text:style-name="T2"> </text:span></text:p>
      <text:list xml:id="list36303247" text:continue-numbering="true" text:style-name="WWNum1">
        <text:list-item>
          <text:p text:style-name="P7"><text:s/>What is Bug?</text:p>
        </text:list-item>
      </text:list>
      <text:p text:style-name="P3">A fault in a program which causes the program to perform in an unintended or unanticipated manner. </text:p>
      <text:list xml:id="list36318958" text:continue-numbering="true" text:style-name="WWNum1">
        <text:list-item>
          <text:p text:style-name="P7"><text:s/>What is an issue?</text:p>
        </text:list-item>
      </text:list>
      <text:p text:style-name="P3">Functional problem within the software.</text:p>
      <text:list xml:id="list36323162" text:continue-numbering="true" text:style-name="WWNum1">
        <text:list-item>
          <text:p text:style-name="P7"><text:s/>What is Defect?</text:p>
        </text:list-item>
      </text:list>
      <text:p text:style-name="P3"><text:soft-page-break/>Software misses some features or function from what is required.</text:p>
      <text:list xml:id="list36315183" text:continue-numbering="true" text:style-name="WWNum1">
        <text:list-item>
          <text:p text:style-name="P7"><text:s/>What is Test Plan, Test report, Test cases, Test scenario?</text:p>
        </text:list-item>
      </text:list>
      <text:p text:style-name="P2"><text:s/></text:p>
      <text:p text:style-name="P3">Test <text:s/>Plan: It’s a document describing testing Scope and activities.</text:p>
      <text:p text:style-name="P3">Test Report:- Test Report is a document contain <text:s/>a summary of Test activities and final test Result. An assessment to see how well the testing <text:s/>performed.</text:p>
      <text:p text:style-name="P3">Test Case:- Is a Document which contain set of Test data, precondition, Expected Result, Post condition, developed for a particular test or scenario in order to verify compliance against specific requirement.</text:p>
      <text:p text:style-name="P3">Test Scenario:- Is nothing but Test Procedure. Can contain on or more test cases.</text:p>
      <text:p text:style-name="P3">Test Scenario is What to be Tested and Test Case is How to be Tested.</text:p>
      <text:list xml:id="list36324434" text:continue-numbering="true" text:style-name="WWNum1">
        <text:list-item>
          <text:p text:style-name="P7">What do you include in your Test case?</text:p>
          <text:p text:style-name="P8">Scope of the project.</text:p>
          <text:p text:style-name="P8">Features to be Tested.</text:p>
          <text:p text:style-name="P8">Features not to be Tested.</text:p>
          <text:p text:style-name="P8">Resource Allocation.</text:p>
          <text:p text:style-name="P8">Time Allocation.</text:p>
          <text:p text:style-name="P8"><text:soft-page-break/>Entrance Criteria.</text:p>
          <text:p text:style-name="P8">Exit criteria.</text:p>
          <text:p text:style-name="P8">Assumption.</text:p>
          <text:p text:style-name="P8">Risk.</text:p>
          <text:p text:style-name="P9">Roles and Responsibilities </text:p>
        </text:list-item>
        <text:list-item>
          <text:p text:style-name="P7">How will you Prepare <text:s/>Test Plan?</text:p>
          <text:p text:style-name="P6">Test Plan will prepared by Test lead which include,</text:p>
          <text:list>
            <text:list-header>
              <text:p text:style-name="P6">Project Background.</text:p>
              <text:p text:style-name="P6">Test Objectives:- Brief Overview and description of the documents.</text:p>
              <text:p text:style-name="P6">Test Scope :- Setting the Boundaries.</text:p>
              <text:p text:style-name="P6">Features being Tested:- Functionalities.</text:p>
              <text:p text:style-name="P6">Hardware Requirements</text:p>
              <text:p text:style-name="P6">Software Requirements.</text:p>
              <text:p text:style-name="P6">Entrance Criteria:-(When to Start Testing)-Test Environment established, Builder received from Developer, Test case prepared and reviewed.</text:p>
              <text:p text:style-name="P6">Exit Criteria:-(When to stop Testing)- All Bug status cycle are closed, All Functionalities are Tested, and Bugs are resolved.</text:p>
              <text:p text:style-name="P6">Project Milestone:- Dead Lines.</text:p>
              <text:p text:style-name="P6"/>
              <text:p text:style-name="P6"/>
            </text:list-header>
          </text:list>
          <text:p text:style-name="P6"/>
        </text:list-item>
      </text:list>
      <text:p text:style-name="P2"/>
      <text:list xml:id="list36326719" text:continue-numbering="true" text:style-name="WWNum1">
        <text:list-item>
          <text:p text:style-name="P7"><text:s/>What is Bug Tracking Tool?</text:p>
        </text:list-item>
      </text:list>
      <text:p text:style-name="P3"><text:soft-page-break/>Application that is design to help QA and Developers keep track of software reported Bug.</text:p>
      <text:p text:style-name="P3">Quality Center, Quick Bugs, Bugzilla,</text:p>
      <text:list xml:id="list36321025" text:continue-numbering="true" text:style-name="WWNum1">
        <text:list-item>
          <text:p text:style-name="P7">What are different type of Automation Tool?</text:p>
        </text:list-item>
      </text:list>
      <text:p text:style-name="P1"><text:span text:style-name="T1">UFT, Selenium</text:span><text:span text:style-name="T2"> </text:span></text:p>
      <text:list xml:id="list36306652" text:continue-numbering="true" text:style-name="WWNum1">
        <text:list-item>
          <text:p text:style-name="P7"><text:s/>How do you Assign a Defect.</text:p>
        </text:list-item>
        <text:list-item>
          <text:p text:style-name="P7">How do you Assign Defect Severity?</text:p>
        </text:list-item>
      </text:list>
      <text:p text:style-name="P3">Based on How Critical the Issue is.</text:p>
      <text:p text:style-name="P3">Like , if the System is Crushing-it would be Urgent,Unstable-High, Minor mistakes like Spelling- Low.</text:p>
      <text:p text:style-name="P3"/>
      <text:list xml:id="list36315097" text:continue-numbering="true" text:style-name="WWNum1">
        <text:list-item>
          <text:p text:style-name="P7"><text:s/>What source do you use to write Test Case?</text:p>
        </text:list-item>
      </text:list>
      <text:p text:style-name="P12">Use Cases, FRD(Functional Requirement Document)</text:p>
      <text:p text:style-name="P2"/>
      <text:list xml:id="list36305780" text:continue-numbering="true" text:style-name="WWNum1">
        <text:list-item>
          <text:p text:style-name="P7"><text:s/></text:p>
        </text:list-item>
        <text:list-item>
          <text:p text:style-name="P7"><text:s/></text:p>
        </text:list-item>
        <text:list-item>
          <text:p text:style-name="P7"/>
        </text:list-item>
      </text:list>
      <text:p text:style-name="P3">.</text:p>
      <text:p text:style-name="P3"/>
      <text:p text:style-name="P3"/>
      <text:list xml:id="list36303985" text:continue-numbering="true" text:style-name="WWNum1">
        <text:list-item>
          <text:p text:style-name="P8"><text:soft-page-break/><text:s/></text:p>
        </text:list-item>
        <text:list-item>
          <text:p text:style-name="P8"/>
        </text:list-item>
      </text:list>
      <text:p text:style-name="P3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editing-cycles>3</meta:editing-cycles>
    <meta:creation-date>2017-06-05T03:14:00</meta:creation-date>
    <dc:date>2017-08-29T16:13:23.99</dc:date>
    <meta:editing-duration>PT9M56S</meta:editing-duration>
    <meta:generator>OpenOffice/4.1.3$Win32 OpenOffice.org_project/413m1$Build-9783</meta:generator>
    <meta:document-statistic meta:table-count="0" meta:image-count="0" meta:object-count="0" meta:page-count="5" meta:paragraph-count="60" meta:word-count="421" meta:character-count="26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